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398cm" style:rel-column-width="13763*"/>
    </style:style>
    <style:style style:name="Tableau1.B" style:family="table-column">
      <style:table-column-properties style:column-width="7.99cm" style:rel-column-width="20375*"/>
    </style:style>
    <style:style style:name="Tableau1.C" style:family="table-column">
      <style:table-column-properties style:column-width="5.884cm" style:rel-column-width="15005*"/>
    </style:style>
    <style:style style:name="Tableau1.D" style:family="table-column">
      <style:table-column-properties style:column-width="6.428cm" style:rel-column-width="16392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3f8f" officeooo:paragraph-rsid="00003f8f"/>
    </style:style>
    <style:style style:name="P2" style:family="paragraph" style:parent-style-name="Table_20_Contents">
      <style:text-properties officeooo:rsid="00022bf9" officeooo:paragraph-rsid="00022bf9"/>
    </style:style>
    <style:style style:name="P3" style:family="paragraph" style:parent-style-name="Table_20_Contents">
      <style:text-properties officeooo:rsid="0004eaa1" officeooo:paragraph-rsid="0004eaa1"/>
    </style:style>
    <style:style style:name="P4" style:family="paragraph" style:parent-style-name="Table_20_Contents">
      <style:text-properties officeooo:rsid="0008ae1f" officeooo:paragraph-rsid="0008ae1f"/>
    </style:style>
    <style:style style:name="P5" style:family="paragraph" style:parent-style-name="Table_20_Contents">
      <style:text-properties officeooo:rsid="000ac5bd" officeooo:paragraph-rsid="000ac5bd"/>
    </style:style>
    <style:style style:name="P6" style:family="paragraph" style:parent-style-name="Table_20_Contents">
      <style:text-properties officeooo:rsid="000ac5bd" officeooo:paragraph-rsid="000bf46e"/>
    </style:style>
    <style:style style:name="P7" style:family="paragraph" style:parent-style-name="Table_20_Contents">
      <style:paragraph-properties fo:text-align="center" style:justify-single-word="false"/>
      <style:text-properties officeooo:rsid="000371cd" officeooo:paragraph-rsid="000371cd"/>
    </style:style>
    <style:style style:name="P8" style:family="paragraph" style:parent-style-name="Table_20_Contents">
      <style:paragraph-properties fo:text-align="center" style:justify-single-word="false"/>
      <style:text-properties officeooo:rsid="000371cd" officeooo:paragraph-rsid="0008ae1f"/>
    </style:style>
    <style:style style:name="P9" style:family="paragraph" style:parent-style-name="Table_20_Contents">
      <style:paragraph-properties fo:text-align="center" style:justify-single-word="false"/>
      <style:text-properties officeooo:rsid="000db31e" officeooo:paragraph-rsid="000db31e"/>
    </style:style>
    <style:style style:name="P10" style:family="paragraph" style:parent-style-name="Table_20_Contents">
      <style:paragraph-properties fo:text-align="center" style:justify-single-word="false"/>
      <style:text-properties officeooo:rsid="001353fa" officeooo:paragraph-rsid="001353fa"/>
    </style:style>
    <style:style style:name="P11" style:family="paragraph" style:parent-style-name="Table_20_Contents">
      <style:paragraph-properties fo:text-align="center" style:justify-single-word="false"/>
      <style:text-properties officeooo:rsid="0013e487" officeooo:paragraph-rsid="0013e487"/>
    </style:style>
    <style:style style:name="P12" style:family="paragraph" style:parent-style-name="Table_20_Contents">
      <style:paragraph-properties fo:text-align="center" style:justify-single-word="false"/>
      <style:text-properties officeooo:rsid="0013e487" officeooo:paragraph-rsid="00022bf9"/>
    </style:style>
    <style:style style:name="P13" style:family="paragraph" style:parent-style-name="Table_20_Contents">
      <style:text-properties officeooo:rsid="0017a8e6" officeooo:paragraph-rsid="0017a8e6"/>
    </style:style>
    <style:style style:name="P14" style:family="paragraph" style:parent-style-name="Table_20_Contents">
      <style:paragraph-properties fo:text-align="center" style:justify-single-word="false"/>
      <style:text-properties officeooo:rsid="0017a8e6" officeooo:paragraph-rsid="0017a8e6"/>
    </style:style>
    <style:style style:name="P15" style:family="paragraph" style:parent-style-name="Table_20_Contents">
      <style:paragraph-properties fo:text-align="center" style:justify-single-word="false"/>
      <style:text-properties officeooo:rsid="00196075" officeooo:paragraph-rsid="00196075"/>
    </style:style>
    <style:style style:name="P16" style:family="paragraph" style:parent-style-name="Text_20_body">
      <style:text-properties officeooo:rsid="000ac5bd" officeooo:paragraph-rsid="000fae8d"/>
    </style:style>
    <style:style style:name="P17" style:family="paragraph" style:parent-style-name="Text_20_body">
      <style:text-properties officeooo:paragraph-rsid="000fae8d"/>
    </style:style>
    <style:style style:name="P18" style:family="paragraph" style:parent-style-name="Text_20_body">
      <style:text-properties officeooo:rsid="0006e3fd" officeooo:paragraph-rsid="001353fa"/>
    </style:style>
    <style:style style:name="P19" style:family="paragraph" style:parent-style-name="Text_20_body">
      <style:text-properties officeooo:rsid="0017a8e6" officeooo:paragraph-rsid="0017a8e6"/>
    </style:style>
    <style:style style:name="P20" style:family="paragraph" style:parent-style-name="Text_20_body">
      <style:text-properties officeooo:rsid="001806b0" officeooo:paragraph-rsid="001806b0"/>
    </style:style>
    <style:style style:name="P21" style:family="paragraph" style:parent-style-name="Table_20_Contents">
      <style:text-properties officeooo:rsid="000ac5bd" officeooo:paragraph-rsid="001f2024"/>
    </style:style>
    <style:style style:name="P22" style:family="paragraph" style:parent-style-name="Table_20_Contents">
      <style:paragraph-properties fo:text-align="center" style:justify-single-word="false"/>
      <style:text-properties officeooo:rsid="000ac5bd" officeooo:paragraph-rsid="001f2024"/>
    </style:style>
    <style:style style:name="P23" style:family="paragraph" style:parent-style-name="Table_20_Contents">
      <style:paragraph-properties fo:text-align="center" style:justify-single-word="false"/>
      <style:text-properties officeooo:rsid="0013e487" officeooo:paragraph-rsid="000ac5bd"/>
    </style:style>
    <style:style style:name="P24" style:family="paragraph" style:parent-style-name="Table_20_Contents">
      <style:paragraph-properties fo:text-align="center" style:justify-single-word="false"/>
      <style:text-properties officeooo:rsid="0013e487" officeooo:paragraph-rsid="001f2024"/>
    </style:style>
    <style:style style:name="T1" style:family="text">
      <style:text-properties officeooo:rsid="0008ae1f"/>
    </style:style>
    <style:style style:name="T2" style:family="text">
      <style:text-properties officeooo:rsid="000fae8d"/>
    </style:style>
    <style:style style:name="T3" style:family="text">
      <style:text-properties officeooo:rsid="001353fa"/>
    </style:style>
    <style:style style:name="T4" style:family="text">
      <style:text-properties officeooo:rsid="0013e487"/>
    </style:style>
    <style:style style:name="T5" style:family="text">
      <style:text-properties officeooo:rsid="0017a8e6"/>
    </style:style>
    <style:style style:name="T6" style:family="text">
      <style:text-properties officeooo:rsid="001ae4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Chapitre</text:p>
          </table:table-cell>
          <table:table-cell table:style-name="Tableau1.A1" office:value-type="string">
            <text:p text:style-name="P1">Objectif</text:p>
          </table:table-cell>
          <table:table-cell table:style-name="Tableau1.A1" office:value-type="string">
            <text:p text:style-name="P1">Activités</text:p>
          </table:table-cell>
          <table:table-cell table:style-name="Tableau1.D1" office:value-type="string">
            <text:p text:style-name="P1">Commentaires</text:p>
          </table:table-cell>
        </table:table-row>
        <table:table-row>
          <table:table-cell table:style-name="Tableau1.A2" table:number-rows-spanned="3" office:value-type="string">
            <text:p text:style-name="P12">1.1 Nombres naturels </text:p>
            <text:p text:style-name="P11">A,B,C</text:p>
          </table:table-cell>
          <table:table-cell table:style-name="Tableau1.B11" office:value-type="string">
            <text:p text:style-name="P2">Je sais <text:span text:style-name="T1">passer de l’oral à l’écriture chiffrée et inversement</text:span></text:p>
          </table:table-cell>
          <table:table-cell table:style-name="Tableau1.C11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covered-table-cell/>
          <table:table-cell table:style-name="Tableau1.B11" office:value-type="string">
            <text:p text:style-name="P3">Je sais <text:span text:style-name="T1">organiser les nombres naturels à travers l’addition</text:span></text:p>
          </table:table-cell>
          <table:table-cell table:style-name="Tableau1.C11" office:value-type="string">
            <text:p text:style-name="P4"/>
          </table:table-cell>
          <table:table-cell table:style-name="Tableau1.D3" office:value-type="string">
            <text:p text:style-name="Table_20_Contents"/>
          </table:table-cell>
        </table:table-row>
        <table:table-row>
          <table:covered-table-cell/>
          <table:table-cell table:style-name="Tableau1.B11" office:value-type="string">
            <text:p text:style-name="P4">Je sais ordonner les nombres naturels</text:p>
          </table:table-cell>
          <table:table-cell table:style-name="Tableau1.C11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>
          <table:table-cell table:style-name="Tableau1.A2" table:number-rows-spanned="4" office:value-type="string">
            <text:p text:style-name="P7"><text:span text:style-name="T4">1.2 </text:span>Les 4 opérations <text:span text:style-name="T1">naturels</text:span></text:p>
            <text:p text:style-name="P11">A,B ,C</text:p>
          </table:table-cell>
          <table:table-cell table:style-name="Tableau1.B11" office:value-type="string">
            <text:p text:style-name="P5">Je connais les livrets et je suis capable de faire des calculs mentaux simples</text:p>
          </table:table-cell>
          <table:table-cell table:style-name="Tableau1.C11" office:value-type="string">
            <text:p text:style-name="Table_20_Contents"/>
          </table:table-cell>
          <table:table-cell table:style-name="Tableau1.D5" office:value-type="string">
            <text:p text:style-name="Table_20_Contents"/>
          </table:table-cell>
        </table:table-row>
        <table:table-row>
          <table:covered-table-cell/>
          <table:table-cell table:style-name="Tableau1.B11" office:value-type="string">
            <text:p text:style-name="P5">Je connais les algorithmes de calcul des 4 opérations sur les nombres entiers</text:p>
          </table:table-cell>
          <table:table-cell table:style-name="Tableau1.C11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>
          <table:covered-table-cell/>
          <table:table-cell table:style-name="Tableau1.B11" office:value-type="string">
            <text:p text:style-name="P13">Je connais la priorité des opérations</text:p>
          </table:table-cell>
          <table:table-cell table:style-name="Tableau1.C11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</table:table-row>
        <table:table-row>
          <table:covered-table-cell/>
          <table:table-cell table:style-name="Tableau1.B11" office:value-type="string">
            <text:p text:style-name="P5">Je sais résoudre des problèmes en utilisant l’outil de calcul adapté</text:p>
          </table:table-cell>
          <table:table-cell table:style-name="Tableau1.C11" office:value-type="string">
            <text:p text:style-name="Table_20_Contents"/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2" table:number-rows-spanned="4" office:value-type="string">
            <text:p text:style-name="P8"><text:span text:style-name="T4">2.1 </text:span>nombres décimaux</text:p>
            <text:p text:style-name="P11">A,B,C</text:p>
          </table:table-cell>
          <table:table-cell table:style-name="Tableau1.B11" office:value-type="string">
            <text:p text:style-name="P2">Je sais <text:span text:style-name="T1">passer de l’oral à l’écriture chiffrée et inversement</text:span></text:p>
          </table:table-cell>
          <table:table-cell table:style-name="Tableau1.C11" office:value-type="string">
            <text:p text:style-name="Table_20_Contents"/>
          </table:table-cell>
          <table:table-cell table:style-name="Tableau1.D9" office:value-type="string">
            <text:p text:style-name="Table_20_Contents"/>
          </table:table-cell>
        </table:table-row>
        <table:table-row>
          <table:covered-table-cell/>
          <table:table-cell table:style-name="Tableau1.B11" office:value-type="string">
            <text:p text:style-name="P3">Je sais <text:span text:style-name="T1">organiser les nombres décimaux à travers l’addition</text:span></text:p>
          </table:table-cell>
          <table:table-cell table:style-name="Tableau1.C11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</table:table-row>
        <table:table-row>
          <table:covered-table-cell/>
          <table:table-cell table:style-name="Tableau1.B11" office:value-type="string">
            <text:p text:style-name="P4">Je sais ordonner les nombres <text:span text:style-name="T5">décimaux</text:span></text:p>
          </table:table-cell>
          <table:table-cell table:style-name="Tableau1.C11" office:value-type="string">
            <text:p text:style-name="Table_20_Contents"/>
          </table:table-cell>
          <table:table-cell table:style-name="Tableau1.D11" office:value-type="string">
            <text:p text:style-name="Table_20_Contents"/>
          </table:table-cell>
        </table:table-row>
        <table:table-row>
          <table:covered-table-cell/>
          <table:table-cell table:style-name="Tableau1.B12" office:value-type="string">
            <text:p text:style-name="P21">Je sais faire des multiplications par 10,100,100 et les utiliser pour le calcul mental</text:p>
          </table:table-cell>
          <table:table-cell table:style-name="Tableau1.C12" office:value-type="string">
            <text:p text:style-name="Table_20_Contents"/>
          </table:table-cell>
          <table:table-cell table:style-name="Tableau1.D12" office:value-type="string">
            <text:p text:style-name="Table_20_Contents"/>
          </table:table-cell>
        </table:table-row>
        <table:table-row>
          <table:table-cell table:style-name="Tableau1.A2" table:number-rows-spanned="3" office:value-type="string">
            <text:p text:style-name="P22"><text:span text:style-name="T4">2.2 </text:span>Les 4 opérations décima<text:span text:style-name="T4">ux</text:span></text:p>
            <text:p text:style-name="P24">B,C</text:p>
          </table:table-cell>
          <table:table-cell table:style-name="Tableau1.B14" office:value-type="string">
            <text:p text:style-name="P5">Je connais les algorithmes de calcul des 4 opérations sur les nombres décimaux</text:p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Table_20_Contents"/>
          </table:table-cell>
        </table:table-row>
        <table:table-row>
          <table:covered-table-cell/>
          <table:table-cell table:style-name="Tableau1.B14" office:value-type="string">
            <text:p text:style-name="P13">Je connais la priorité des opérations</text:p>
          </table:table-cell>
          <table:table-cell table:style-name="Tableau1.C14" office:value-type="string">
            <text:p text:style-name="Table_20_Contents"/>
          </table:table-cell>
          <table:table-cell table:style-name="Tableau1.D14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P6">Je sais résoudre des problèmes en utilisant l’outil de calcul adapté</text:p>
          </table:table-cell>
          <table:table-cell table:style-name="Tableau1.C25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table-cell table:style-name="Tableau1.A2" table:number-rows-spanned="5" office:value-type="string">
            <text:p text:style-name="P9"><text:span text:style-name="T4">3 </text:span>Nombres relatifs</text:p>
            <text:p text:style-name="P11">A,B,C</text:p>
          </table:table-cell>
          <table:table-cell table:style-name="Tableau1.B25" office:value-type="string">
            <text:p text:style-name="P17">Je sais placer un nombre relatif sur la droite numériqueJ <text:span text:style-name="T2">et</text:span> repérer un point dans le plan avec ces deux coordonnées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P17">Je sais ordonner une suite de nombres relatifs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P16"><text:span text:style-name="T2">J</text:span>e maîtrise les 4 opérations sur les nombres relatifs en passant par la valeur absolue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P20">Je connais la priorité des opérations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P16">Je sais résoudre des problèmes avec des nombres relatifs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table-cell table:style-name="Tableau1.A2" table:number-rows-spanned="3" office:value-type="string">
            <text:p text:style-name="P10"><text:s/><text:span text:style-name="T4">4 _1</text:span>Puissances</text:p>
            <text:p text:style-name="P11">A,B,C</text:p>
          </table:table-cell>
          <table:table-cell table:style-name="Tableau1.B25" office:value-type="string">
            <text:p text:style-name="P18">Je connais la définition d’une puissance et je sais la calculer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P18">Je connais les règles de calcul sur les puissances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P18">Je sais résoudre des problèmes de dénombrement avec des puissances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table-cell table:style-name="Tableau1.A2" table:number-rows-spanned="3" office:value-type="string">
            <text:p text:style-name="P10"><text:span text:style-name="T5">4.2 </text:span>Notation scientifique</text:p>
            <text:p text:style-name="P11">B,C</text:p>
          </table:table-cell>
          <table:table-cell table:style-name="Tableau1.B25" office:value-type="string">
            <text:p text:style-name="Text_20_body">Je sais transformer un nombre décimal en une notation scientifique et inversement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5" office:value-type="string">
            <text:p text:style-name="Text_20_body">Je sais utiliser les propriétés des puissances pour faire des calculs avec des nombres en notation scientifique</text:p>
          </table:table-cell>
          <table:table-cell table:style-name="Tableau1.C25" office:value-type="string">
            <text:p text:style-name="Table_20_Contents"/>
          </table:table-cell>
          <table:table-cell table:style-name="Tableau1.D25" office:value-type="string">
            <text:p text:style-name="Table_20_Contents"/>
          </table:table-cell>
        </table:table-row>
        <table:table-row>
          <table:covered-table-cell/>
          <table:table-cell table:style-name="Tableau1.B26" office:value-type="string">
            <text:p text:style-name="Text_20_body">Je sais résoudre un problème de physique utilisant des nombres en notation scientifique</text:p>
            <text:p text:style-name="Text_20_body"/>
          </table:table-cell>
          <table:table-cell table:style-name="Tableau1.C26" office:value-type="string">
            <text:p text:style-name="Table_20_Contents"/>
          </table:table-cell>
          <table:table-cell table:style-name="Tableau1.D26" office:value-type="string">
            <text:p text:style-name="Table_20_Contents"/>
          </table:table-cell>
        </table:table-row>
        <table:table-row>
          <table:table-cell table:style-name="Tableau1.A2" table:number-rows-spanned="3" office:value-type="string">
            <text:p text:style-name="P10"><text:span text:style-name="T6">5 </text:span>Racine</text:p>
            <text:p text:style-name="P11">B,C</text:p>
          </table:table-cell>
          <table:table-cell table:style-name="Tableau1.B36" office:value-type="string">
            <text:p text:style-name="P18">Je connais la définition d’une <text:span text:style-name="T3">racine carrée et d’une racine cubique</text:span> et je sais la calculer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6" office:value-type="string">
            <text:p text:style-name="P18">Je connais les règles de calcul sur les <text:span text:style-name="T3">racines</text:span>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6" office:value-type="string">
            <text:p text:style-name="P18">Je sais r<text:span text:style-name="T3">etrouver le côté d’un carré ou d’un cube connaissant son aire ou son volume</text:span>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table-cell table:style-name="Tableau1.A2" table:number-rows-spanned="2" office:value-type="string">
            <text:p text:style-name="P14"><text:span text:style-name="T6">6 </text:span>Divisibilité des nombres</text:p>
            <text:p text:style-name="P15">A,B,C</text:p>
          </table:table-cell>
          <table:table-cell table:style-name="Tableau1.B36" office:value-type="string">
            <text:p text:style-name="P19">Critère de divisibilité / nombre premier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6" office:value-type="string">
            <text:p text:style-name="P19">Pgcd et ppcm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table-cell table:style-name="Tableau1.A2" table:number-rows-spanned="6" office:value-type="string">
            <text:p text:style-name="P15"><text:span text:style-name="T6">7 </text:span>Fractions <text:span text:style-name="T6">représentations</text:span></text:p>
          </table:table-cell>
          <table:table-cell table:style-name="Tableau1.B36" office:value-type="string">
            <text:p text:style-name="Text_20_body">Je connais le vocabulaire des fractions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6" office:value-type="string">
            <text:p text:style-name="Text_20_body">Je sais représenter une fraction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6" office:value-type="string">
            <text:p text:style-name="Text_20_body">Je sais augmenter ou simplifier une fraction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6" office:value-type="string">
            <text:p text:style-name="Text_20_body">Je maîtrise les 4 opérations sur les fractions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6" office:value-type="string">
            <text:p text:style-name="Text_20_body">Je sais transformer une <text:s/>fractions en un <text:s/>nombre décimal ou un pourcentage</text:p>
          </table:table-cell>
          <table:table-cell table:style-name="Tableau1.C36" office:value-type="string">
            <text:p text:style-name="Table_20_Contents"/>
          </table:table-cell>
          <table:table-cell table:style-name="Tableau1.D36" office:value-type="string">
            <text:p text:style-name="Table_20_Contents"/>
          </table:table-cell>
        </table:table-row>
        <table:table-row>
          <table:covered-table-cell/>
          <table:table-cell table:style-name="Tableau1.B37" office:value-type="string">
            <text:p text:style-name="Text_20_body"><text:s/>Je sais prendre la fraction d'un tout numérique et résoudre des problèmes sur les fractions</text:p>
          </table:table-cell>
          <table:table-cell table:style-name="Tableau1.C37" office:value-type="string">
            <text:p text:style-name="Table_20_Contents"/>
          </table:table-cell>
          <table:table-cell table:style-name="Tableau1.D37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37:05.615819527</meta:creation-date>
    <dc:date>2019-03-15T09:37:57.196471861</dc:date>
    <meta:editing-duration>PT5H50M23S</meta:editing-duration>
    <meta:editing-cycles>19</meta:editing-cycles>
    <meta:generator>LibreOffice/6.0.7.3$Linux_X86_64 LibreOffice_project/00m0$Build-3</meta:generator>
    <meta:document-statistic meta:table-count="1" meta:image-count="0" meta:object-count="0" meta:page-count="3" meta:paragraph-count="59" meta:word-count="419" meta:character-count="2538" meta:non-whitespace-character-count="2173"/>
  </office:meta>
</office:document-meta>
</file>